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1" svg:font-family="Arimo" style:font-adornments="Bold" style:font-family-generic="swiss" style:font-pitch="variable"/>
    <style:font-face style:name="Arimo2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P1" style:family="paragraph" style:parent-style-name="Standard">
      <style:text-properties officeooo:rsid="00124847" officeooo:paragraph-rsid="00124847"/>
    </style:style>
    <style:style style:name="P2" style:family="paragraph" style:parent-style-name="Standard">
      <style:paragraph-properties fo:break-before="page"/>
      <style:text-properties officeooo:rsid="00124847" officeooo:paragraph-rsid="00124847"/>
    </style:style>
    <style:style style:name="P3" style:family="paragraph" style:parent-style-name="Heading_20_1">
      <style:text-properties officeooo:rsid="002055ed" officeooo:paragraph-rsid="002055ed"/>
    </style:style>
    <style:style style:name="P4" style:family="paragraph" style:parent-style-name="Standard">
      <style:text-properties officeooo:rsid="0017a5be" officeooo:paragraph-rsid="0017a5be"/>
    </style:style>
    <style:style style:name="P5" style:family="paragraph" style:parent-style-name="Standard">
      <style:text-properties officeooo:rsid="0017a5be" officeooo:paragraph-rsid="002233b3"/>
    </style:style>
    <style:style style:name="T1" style:family="text">
      <style:text-properties officeooo:rsid="002233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3" text:outline-level="1">Kubic Setup</text:h>
          </table:table-cell>
        </table:table-row>
      </table:table>
      <text:p text:style-name="Standard"/>
      <text:p text:style-name="P4"><text:span text:style-name="SUSE-emphasis">Description:</text:span></text:p>
      <text:p text:style-name="P4"><text:span text:style-name="SUSE-emphasis"/></text:p>
      <text:p text:style-name="P5"><text:span text:style-name="SUSE-emphasis"><text:span text:style-name="T1">This section will take you step by step through the installation of openSUSE Kubic through to bootstrapping the cluster using Virtualbox 6. The steps here should work on <text:s/>any OS that Virtualbox supports. </text:span></text:span></text:p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1" svg:font-family="Arimo" style:font-adornments="Bold" style:font-family-generic="swiss" style:font-pitch="variable"/>
    <style:font-face style:name="Arimo2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02in" fo:margin-bottom="0.0402in" loext:contextual-spacing="false"/>
      <style:text-properties style:font-name="Arimo" fo:font-family="Arimo" style:font-style-name="Regular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style-name="Regular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Arimo1" fo:font-family="Arimo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USE-extra_5f_spacing" style:display-name="SUSE-extra_spacing" style:family="paragraph" style:parent-style-name="Standard">
      <style:paragraph-properties fo:margin-top="0.1in" fo:margin-bottom="0.1in" loext:contextual-spacing="true"/>
      <style:text-properties style:font-size-asian="10.5pt"/>
    </style:style>
    <style:style style:name="SUSE-monospace" style:family="text" style:parent-style-name="Teletype">
      <style:text-properties style:font-name="Arimo1" fo:font-family="Arimo" style:font-style-name="Bold" style:font-family-generic="swiss" style:font-pitch="variable" fo:font-weight="bold" style:font-size-asian="10.5pt"/>
    </style:style>
    <style:style style:name="Teletype" style:family="text">
      <style:text-properties style:font-name="Anonymous Pro" fo:font-family="'Anonymous Pro'" style:font-style-name="Regular" style:font-pitch="fixed" style:font-name-asian="Droid Sans1" style:font-family-asian="'Droid Sans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USE-command" style:family="text" style:parent-style-name="SUSE-monospace">
      <style:text-properties fo:color="#3465a4" style:font-size-asian="10.5pt"/>
    </style:style>
    <style:style style:name="SUSE-filename" style:family="text" style:parent-style-name="SUSE-monospace">
      <style:text-properties fo:color="#336633" style:font-size-asian="10.5pt"/>
    </style:style>
    <style:style style:name="SUSE-variable" style:family="text">
      <style:text-properties style:font-name="Arimo2" fo:font-family="Arimo" style:font-style-name="Bold Italic" style:font-family-generic="swiss" style:font-pitch="variable" fo:font-style="italic" fo:font-weight="bold" style:font-size-asian="10.5pt"/>
    </style:style>
    <style:style style:name="SUSE-emphasis" style:family="text">
      <style:text-properties style:font-name="Arimo1" fo:font-family="Arimo" style:font-style-name="Bold" style:font-family-generic="swiss" style:font-pitch="variable" fo:font-weight="bold" style:font-size-asian="10.5pt"/>
    </style:style>
    <style:style style:name="SUSE-emphasis.light" style:family="text" style:parent-style-name="SUSE-emphasis">
      <style:text-properties fo:color="#999999" style:font-size-asian="10.5pt"/>
    </style:style>
    <style:style style:name="SUSE-warning" style:family="text">
      <style:text-properties fo:color="#c5000b" style:font-name="Arimo1" fo:font-family="Arimo" style:font-style-name="Bold" style:font-family-generic="swiss" style:font-pitch="variable" fo:font-weight="bol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15:09:09.476303431</meta:creation-date>
    <dc:date>2019-03-27T17:28:55.835229114</dc:date>
    <meta:editing-duration>PT11M31S</meta:editing-duration>
    <meta:editing-cycles>13</meta:editing-cycles>
    <meta:generator>LibreOffice/6.1.3.2$Linux_X86_64 LibreOffice_project/10$Build-2</meta:generator>
    <meta:document-statistic meta:table-count="1" meta:image-count="0" meta:object-count="0" meta:page-count="2" meta:paragraph-count="3" meta:word-count="36" meta:character-count="227" meta:non-whitespace-character-count="192"/>
  </office:meta>
</office:document-meta>
</file>